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439cm"/>
    </style:style>
    <style:style style:name="co4" style:family="table-column">
      <style:table-column-properties fo:break-before="auto" style:column-width="28.0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522cm"/>
    </style:style>
    <style:style style:name="co7" style:family="table-column">
      <style:table-column-properties fo:break-before="auto" style:column-width="27.695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entire scre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Array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prite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width, height</text:p>
          </table:table-cell>
          <table:table-cell table:style-name="ce15" office:value-type="string" calcext:value-type="string">
            <text:p>Create a new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an existing tilebuff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ound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. Only literal values are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8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5" table:number-rows-repeated="9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ersion 0.1b" table:style-name="ta1">
        <table:table-column table:style-name="co1" table:default-cell-style-name="ce11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Array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ound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8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8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0:20:54.822000000</dc:date>
    <meta:editing-duration>P1DT5H13M14S</meta:editing-duration>
    <meta:editing-cycles>65</meta:editing-cycles>
    <meta:generator>LibreOffice/7.5.2.2$Windows_X86_64 LibreOffice_project/53bb9681a964705cf672590721dbc85eb4d0c3a2</meta:generator>
    <meta:document-statistic meta:table-count="2" meta:cell-count="479" meta:object-count="0"/>
  </office:meta>
</office:document-meta>
</file>